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3" svg:font-family="'Liberation Sans'" style:font-family-generic="swiss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6.04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14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84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98cm" fo:min-width="0.14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048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0.148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348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648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798cm" fo:min-width="0.148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964cm" fo:min-width="0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448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548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98cm" fo:min-width="0.148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8.048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17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draw:fill="none" fo:min-height="0.577cm"/>
      <style:paragraph-properties style:writing-mode="lr-tb"/>
    </style:style>
    <style:style style:name="gr19" style:family="graphic" style:parent-style-name="objectwithoutfill">
      <style:graphic-properties svg:stroke-width="0.053cm" svg:stroke-color="#069a2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964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53cm" svg:stroke-color="#3465a4" draw:marker-start-width="0.279cm" draw:marker-end-width="0.279cm" draw:fill="none" draw:textarea-horizontal-align="justify" draw:textarea-vertical-align="middle" draw:auto-grow-height="false" fo:min-height="0.122cm" fo:min-width="0cm" fo:padding-top="0.151cm" fo:padding-bottom="0.151cm" fo:padding-left="0.276cm" fo:padding-right="0.276cm"/>
      <style:paragraph-properties style:writing-mode="lr-tb"/>
    </style:style>
    <style:style style:name="gr22" style:family="graphic" style:parent-style-name="objectwithoutfill">
      <style:graphic-properties svg:stroke-width="0.053cm" svg:stroke-color="#069a2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98cm" fo:min-width="4.531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4.348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.541cm" fo:min-width="0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98cm" fo:min-width="0.148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098cm" fo:min-width="0.148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98cm" fo:min-width="0.148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498cm" fo:min-width="0.148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198cm" fo:min-width="0.148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 style:writing-mode="lr-tb"/>
      <style:text-properties fo:language="en" fo:country="US"/>
    </style:style>
    <style:style style:name="P2" style:family="paragraph">
      <loext:graphic-properties draw:fill="none"/>
      <style:paragraph-properties fo:text-align="center" style:writing-mode="lr-tb"/>
      <style:text-properties fo:language="en" fo:country="US"/>
    </style:style>
    <style:style style:name="P3" style:family="paragraph">
      <style:paragraph-properties fo:text-align="center" style:writing-mode="lr-tb"/>
      <style:text-properties fo:font-size="18pt" fo:language="en" fo:country="US"/>
    </style:style>
    <style:style style:name="P4" style:family="paragraph">
      <loext:graphic-properties draw:fill="none"/>
      <style:paragraph-properties fo:text-align="center" style:writing-mode="lr-tb"/>
      <style:text-properties fo:font-size="18pt" fo:language="en" fo:country="US"/>
    </style:style>
    <style:style style:name="P5" style:family="paragraph">
      <loext:graphic-properties draw:fill="solid"/>
      <style:paragraph-properties fo:text-align="center"/>
      <style:text-properties fo:language="en" fo:country="US"/>
    </style:style>
    <style:style style:name="P6" style:family="paragraph">
      <loext:graphic-properties draw:fill="none"/>
      <style:paragraph-properties fo:text-align="center"/>
      <style:text-properties fo:language="en" fo:country="US"/>
    </style:style>
    <style:style style:name="P7" style:family="paragraph">
      <style:paragraph-properties fo:text-align="center" style:writing-mode="lr-tb"/>
      <style:text-properties fo:color="#5eb91e" fo:font-size="18pt" fo:language="en" fo:country="US"/>
    </style:style>
    <style:style style:name="P8" style:family="paragraph">
      <loext:graphic-properties draw:fill="none"/>
      <style:paragraph-properties fo:text-align="center" style:writing-mode="lr-tb"/>
      <style:text-properties fo:color="#5eb91e" fo:font-size="18pt" fo:language="en" fo:country="US"/>
    </style:style>
    <style:style style:name="P9" style:family="paragraph">
      <style:paragraph-properties fo:text-align="center" style:writing-mode="lr-tb"/>
      <style:text-properties fo:color="#c9211e" fo:language="en" fo:country="US"/>
    </style:style>
    <style:style style:name="P10" style:family="paragraph">
      <loext:graphic-properties draw:fill="none"/>
      <style:paragraph-properties fo:text-align="center" style:writing-mode="lr-tb"/>
      <style:text-properties fo:color="#c9211e" fo:language="en" fo:country="US"/>
    </style:style>
    <style:style style:name="P11" style:family="paragraph">
      <loext:graphic-properties draw:fill-color="#ffffff"/>
      <style:paragraph-properties fo:text-align="center" style:writing-mode="lr-tb"/>
      <style:text-properties fo:language="en" fo:country="US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paragraph-properties fo:text-align="center" style:writing-mode="lr-tb"/>
      <style:text-properties fo:color="#3faf46" fo:font-size="18pt" fo:language="en" fo:country="US"/>
    </style:style>
    <style:style style:name="P15" style:family="paragraph">
      <loext:graphic-properties draw:fill="none"/>
      <style:paragraph-properties fo:text-align="center" style:writing-mode="lr-tb"/>
      <style:text-properties fo:color="#3faf46" fo:font-size="18pt" fo:language="en" fo:country="US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style:paragraph-properties fo:text-align="center" style:writing-mode="lr-tb"/>
      <style:text-properties fo:color="#000000"/>
    </style:style>
    <style:style style:name="P19" style:family="paragraph">
      <loext:graphic-properties draw:fill="none"/>
      <style:paragraph-properties fo:text-align="center" style:writing-mode="lr-tb"/>
      <style:text-properties fo:color="#000000"/>
    </style:style>
    <style:style style:name="T1" style:family="text">
      <style:text-properties fo:language="en" fo:country="US"/>
    </style:style>
    <style:style style:name="T2" style:family="text">
      <style:text-properties fo:font-size="18pt" fo:language="en" fo:country="US"/>
    </style:style>
    <style:style style:name="T3" style:family="text">
      <style:text-properties fo:color="#5eb91e" fo:font-size="18pt" fo:language="en" fo:country="US"/>
    </style:style>
    <style:style style:name="T4" style:family="text">
      <style:text-properties fo:color="#c9211e" fo:language="en" fo:country="US"/>
    </style:style>
    <style:style style:name="T5" style:family="text">
      <style:text-properties fo:color="#3faf46" style:font-name="OpenSymbol1" fo:font-size="18pt" fo:language="en" fo:country="US" style:font-name-asian="OpenSymbol1" style:font-name-complex="OpenSymbol1"/>
    </style:style>
    <style:style style:name="T6" style:family="text">
      <style:text-properties fo:color="#3faf46" fo:font-size="18pt" fo:language="en" fo:country="US"/>
    </style:style>
    <style:style style:name="T7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cm" svg:height="0.7cm" svg:x="1.9cm" svg:y="2.1cm">
          <text:p text:style-name="P1"><text:span text:style-name="T1">while (stack is not empty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cm" svg:height="0.7cm" svg:x="8.3cm" svg:y="0.2cm">
          <text:p text:style-name="P1"><text:span text:style-name="T1">stac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cm" svg:height="0.7cm" svg:x="3.8cm" svg:y="1.1cm">
          <text:p text:style-name="P1"><text:span text:style-name="T1">push(G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cm" svg:height="0.7cm" svg:x="8.8cm" svg:y="1.1cm">
          <text:p text:style-name="P3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0.7cm" svg:x="2.7cm" svg:y="3cm">
          <text:p text:style-name="P1"><text:span text:style-name="T1">pop()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3cm" svg:y1="3.4cm" svg:x2="5.9cm" svg:y2="3.4cm">
          <text:p/>
        </draw:line>
        <draw:custom-shape draw:style-name="gr7" draw:text-style-name="P4" draw:layer="layout" svg:width="0.7cm" svg:height="0.7cm" svg:x="5.9cm" svg:y="3cm">
          <text:p text:style-name="P3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cm" svg:height="0.7cm" svg:x="2.7cm" svg:y="3.8cm">
          <text:p text:style-name="P1"><text:span text:style-name="T1">visit G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cm" svg:height="0.7cm" svg:x="3.5cm" svg:y="5.2cm">
          <text:p text:style-name="P1"><text:span text:style-name="T1">push(H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cm" svg:height="0.7cm" svg:x="3.5cm" svg:y="6cm">
          <text:p text:style-name="P1"><text:span text:style-name="T1">push(P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7cm" svg:height="2.1cm" svg:x="8.8cm" svg:y="4.7cm">
          <text:p text:style-name="P3"><text:span text:style-name="T2">R</text:span></text:p>
          <text:p text:style-name="P3"><text:span text:style-name="T2">P</text:span></text:p>
          <text:p text:style-name="P3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5cm" svg:height="4.5cm" svg:x="2.2cm" svg:y="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2" draw:layer="layout" svg:width="2cm" svg:height="0.7cm" svg:x="0.1cm" svg:y="4.9cm">
          <text:p text:style-name="P1"><text:span text:style-name="T1">step 1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1cm" svg:height="0.7cm" svg:x="10.3cm" svg:y="0.2cm">
          <text:p text:style-name="P1"><text:span text:style-name="T1">visited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7cm" svg:height="0.7cm" svg:x="10.7cm" svg:y="3.5cm">
          <text:p text:style-name="P7"><text:span text:style-name="T3">G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387cm" svg:y1="1.5cm" svg:x2="8.6cm" svg:y2="1.5cm">
          <text:p/>
        </draw:line>
        <draw:custom-shape draw:style-name="gr15" draw:text-style-name="P10" draw:layer="layout" svg:width="8.6cm" svg:height="0.7cm" svg:x="12.1cm" svg:y="14.1cm">
          <text:p text:style-name="P9"><text:span text:style-name="T4">Completed: the stack is empty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344cm" svg:height="1.267cm" svg:x="17.191cm" svg:y="2.286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344cm" svg:height="1.267cm" svg:x="20.547cm" svg:y="2.319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344cm" svg:height="1.267cm" svg:x="17.201cm" svg:y="5.533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344cm" svg:height="1.267cm" svg:x="20.301cm" svg:y="5.5cm">
          <text:p text:style-name="P1"><text:span text:style-name="T1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344cm" svg:height="1.267cm" svg:x="14.547cm" svg:y="4.28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5" draw:layer="layout" svg:x1="18.531cm" svg:y1="2.9cm" svg:x2="20.561cm" svg:y2="3cm">
          <text:p/>
        </draw:line>
        <draw:line draw:style-name="gr17" draw:text-style-name="P5" draw:layer="layout" svg:x1="15.801cm" svg:y1="5.2cm" svg:x2="17.301cm" svg:y2="5.8cm">
          <text:p/>
        </draw:line>
        <draw:line draw:style-name="gr17" draw:text-style-name="P5" draw:layer="layout" svg:x1="17.891cm" svg:y1="3.57cm" svg:x2="17.901cm" svg:y2="5.52cm">
          <text:p/>
        </draw:line>
        <draw:line draw:style-name="gr17" draw:text-style-name="P5" draw:layer="layout" svg:x1="18.551cm" svg:y1="6.2cm" svg:x2="20.301cm" svg:y2="6.2cm">
          <text:p/>
        </draw:line>
        <draw:line draw:style-name="gr17" draw:text-style-name="P5" draw:layer="layout" svg:x1="20.601cm" svg:y1="5.6cm" svg:x2="18.301cm" svg:y2="3.4cm">
          <text:p/>
        </draw:line>
        <draw:frame draw:style-name="gr18" draw:text-style-name="P12" draw:layer="layout" svg:width="0.7cm" svg:height="0.827cm" svg:x="17.801cm" svg:y="2.672cm">
          <draw:text-box>
            <text:p><text:span text:style-name="T5"></text:span></text:p>
          </draw:text-box>
        </draw:frame>
        <draw:line draw:style-name="gr19" draw:text-style-name="P13" draw:layer="layout" svg:x1="16.301cm" svg:y1="1.6cm" svg:x2="17.301cm" svg:y2="2.5cm">
          <text:p/>
        </draw:line>
        <draw:custom-shape draw:style-name="gr20" draw:text-style-name="P15" draw:layer="layout" svg:width="3.516cm" svg:height="0.7cm" svg:x="15.885cm" svg:y="6.9cm">
          <text:p text:style-name="P14"><text:span text:style-name="T6">G</text:span><text:span text:style-name="T6">, </text:span><text:span text:style-name="T6">R</text:span><text:span text:style-name="T6">, </text:span><text:span text:style-name="T6">A</text:span><text:span text:style-name="T6">, </text:span><text:span text:style-name="T6">P</text:span><text:span text:style-name="T6">, </text:span><text:span text:style-name="T6">H</text:span><text:span text:style-name="T6"> </text:span></text:p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17.671cm" svg:y1="3.7cm" svg:x2="17.671cm" svg:y2="5.2cm">
          <text:p/>
        </draw:line>
        <draw:frame draw:style-name="gr18" draw:text-style-name="P12" draw:layer="layout" svg:width="0.7cm" svg:height="0.827cm" svg:x="17.801cm" svg:y="5.973cm">
          <draw:text-box>
            <text:p><text:span text:style-name="T5"></text:span></text:p>
          </draw:text-box>
        </draw:frame>
        <draw:line draw:style-name="gr19" draw:text-style-name="P13" draw:layer="layout" svg:x1="17.331cm" svg:y1="5.6cm" svg:x2="15.931cm" svg:y2="5cm">
          <text:p/>
        </draw:line>
        <draw:custom-shape draw:style-name="gr21" draw:text-style-name="P17" draw:layer="layout" svg:width="0.6cm" svg:height="0.6cm" svg:x="17.002cm" svg:y="3.801cm">
          <text:p text:style-name="P1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7" draw:layer="layout" svg:width="0.6cm" svg:height="0.6cm" svg:x="16.603cm" svg:y="4.702cm">
          <text:p text:style-name="P1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draw:layer="layout" svg:width="0.6cm" svg:height="0.6cm" svg:x="15.801cm" svg:y="5.7cm">
          <text:p text:style-name="P18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3" draw:layer="layout" svg:x1="18.611cm" svg:y1="3.3cm" svg:x2="20.601cm" svg:y2="3.4cm">
          <text:p/>
        </draw:line>
        <draw:custom-shape draw:style-name="gr21" draw:text-style-name="P17" draw:layer="layout" svg:width="0.6cm" svg:height="0.6cm" svg:x="19.501cm" svg:y="3.6cm">
          <text:p text:style-name="P1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2" draw:layer="layout" svg:width="0.7cm" svg:height="0.827cm" svg:x="15.101cm" svg:y="4.773cm">
          <draw:text-box>
            <text:p><text:span text:style-name="T5"></text:span></text:p>
          </draw:text-box>
        </draw:frame>
        <draw:frame draw:style-name="gr18" draw:text-style-name="P12" draw:layer="layout" svg:width="0.7cm" svg:height="0.827cm" svg:x="21.101cm" svg:y="2.775cm">
          <draw:text-box>
            <text:p><text:span text:style-name="T5"></text:span></text:p>
          </draw:text-box>
        </draw:frame>
        <draw:line draw:style-name="gr19" draw:text-style-name="P13" draw:layer="layout" svg:x1="15.745cm" svg:y1="5.414cm" svg:x2="17.145cm" svg:y2="6.014cm">
          <text:p/>
        </draw:line>
        <draw:line draw:style-name="gr19" draw:text-style-name="P13" draw:layer="layout" svg:x1="18.688cm" svg:y1="5.95cm" svg:x2="20.188cm" svg:y2="5.95cm">
          <text:p/>
        </draw:line>
        <draw:custom-shape draw:style-name="gr21" draw:text-style-name="P17" draw:layer="layout" svg:width="0.6cm" svg:height="0.6cm" svg:x="18.901cm" svg:y="5.28cm">
          <text:p text:style-name="P16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2" draw:layer="layout" svg:width="0.7cm" svg:height="0.827cm" svg:x="20.701cm" svg:y="5.974cm">
          <draw:text-box>
            <text:p><text:span text:style-name="T5"></text:span></text:p>
          </draw:text-box>
        </draw:frame>
        <draw:line draw:style-name="gr22" draw:text-style-name="P13" draw:layer="layout" svg:x1="18.631cm" svg:y1="3.3cm" svg:x2="20.831cm" svg:y2="5.4cm">
          <text:p/>
        </draw:line>
        <draw:custom-shape draw:style-name="gr23" draw:text-style-name="P4" draw:layer="layout" svg:width="5.083cm" svg:height="0.7cm" svg:x="13.317cm" svg:y="0.2cm">
          <text:p text:style-name="P3"><text:span text:style-name="T2">Depth-first search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4.9cm" svg:height="0.7cm" svg:x="2.7cm" svg:y="4.5cm">
          <text:p text:style-name="P1"><text:span text:style-name="T1">f</text:span><text:span text:style-name="T1">o</text:span><text:span text:style-name="T1">r </text:span><text:span text:style-name="T1">a</text:span><text:span text:style-name="T1">ll </text:span><text:span text:style-name="T1">e</text:span><text:span text:style-name="T1">d</text:span><text:span text:style-name="T1">j</text:span><text:span text:style-name="T1">_</text:span><text:span text:style-name="T1">e</text:span><text:span text:style-name="T1">d</text:span><text:span text:style-name="T1">g</text:span><text:span text:style-name="T1">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cm" svg:height="0.7cm" svg:x="3.5cm" svg:y="6.7cm">
          <text:p text:style-name="P1"><text:span text:style-name="T1">p</text:span><text:span text:style-name="T1">u</text:span><text:span text:style-name="T1">s</text:span><text:span text:style-name="T1">h</text:span><text:span text:style-name="T1">(</text:span><text:span text:style-name="T1">R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0.7cm" svg:x="2.7cm" svg:y="7.801cm">
          <text:p text:style-name="P1"><text:span text:style-name="T1">p</text:span><text:span text:style-name="T1">o</text:span><text:span text:style-name="T1">p</text:span><text:span text:style-name="T1">()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3cm" svg:y1="8.201cm" svg:x2="5.9cm" svg:y2="8.201cm">
          <text:p/>
        </draw:line>
        <draw:custom-shape draw:style-name="gr7" draw:text-style-name="P4" draw:layer="layout" svg:width="0.7cm" svg:height="0.7cm" svg:x="5.9cm" svg:y="7.801cm">
          <text:p text:style-name="P3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cm" svg:height="0.7cm" svg:x="2.7cm" svg:y="8.601cm">
          <text:p text:style-name="P1"><text:span text:style-name="T1">v</text:span><text:span text:style-name="T1">i</text:span><text:span text:style-name="T1">s</text:span><text:span text:style-name="T1">it 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cm" svg:height="0.7cm" svg:x="3.5cm" svg:y="10.001cm">
          <text:p text:style-name="P1"><text:span text:style-name="T1">push(A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7cm" svg:height="2.1cm" svg:x="8.8cm" svg:y="9.501cm">
          <text:p text:style-name="P3"><text:span text:style-name="T2">A</text:span></text:p>
          <text:p text:style-name="P3"><text:span text:style-name="T2">P</text:span></text:p>
          <text:p text:style-name="P3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0.5cm" svg:height="2.999cm" svg:x="2.2cm" svg:y="7.8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2" draw:layer="layout" svg:width="2cm" svg:height="0.7cm" svg:x="0.1cm" svg:y="8.95cm">
          <text:p text:style-name="P1"><text:span text:style-name="T1">s</text:span><text:span text:style-name="T1">t</text:span><text:span text:style-name="T1">e</text:span><text:span text:style-name="T1">p 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7cm" svg:height="1.4cm" svg:x="10.7cm" svg:y="8.301cm">
          <text:p text:style-name="P7"><text:span text:style-name="T3">G</text:span></text:p>
          <text:p text:style-name="P7"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4.9cm" svg:height="0.7cm" svg:x="2.7cm" svg:y="9.301cm">
          <text:p text:style-name="P1"><text:span text:style-name="T1">f</text:span><text:span text:style-name="T1">o</text:span><text:span text:style-name="T1">r </text:span><text:span text:style-name="T1">a</text:span><text:span text:style-name="T1">ll </text:span><text:span text:style-name="T1">e</text:span><text:span text:style-name="T1">d</text:span><text:span text:style-name="T1">j</text:span><text:span text:style-name="T1">_</text:span><text:span text:style-name="T1">e</text:span><text:span text:style-name="T1">d</text:span><text:span text:style-name="T1">g</text:span><text:span text:style-name="T1">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0.7cm" svg:x="2.7cm" svg:y="11.001cm">
          <text:p text:style-name="P1"><text:span text:style-name="T1">p</text:span><text:span text:style-name="T1">o</text:span><text:span text:style-name="T1">p</text:span><text:span text:style-name="T1">(</text:span><text:span text:style-name="T1">)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3cm" svg:y1="11.401cm" svg:x2="5.9cm" svg:y2="11.401cm">
          <text:p/>
        </draw:line>
        <draw:custom-shape draw:style-name="gr7" draw:text-style-name="P4" draw:layer="layout" svg:width="0.7cm" svg:height="0.7cm" svg:x="5.9cm" svg:y="11.001cm">
          <text:p text:style-name="P3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cm" svg:height="0.7cm" svg:x="2.7cm" svg:y="11.801cm">
          <text:p text:style-name="P1"><text:span text:style-name="T1">visit 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cm" svg:height="0.7cm" svg:x="3.5cm" svg:y="13.201cm">
          <text:p text:style-name="P1"><text:span text:style-name="T1">push</text:span><text:span text:style-name="T1">()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7cm" svg:height="1.4cm" svg:x="8.8cm" svg:y="12.701cm">
          <text:p text:style-name="P3"><text:span text:style-name="T2">P</text:span></text:p>
          <text:p text:style-name="P3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0.5cm" svg:height="2.999cm" svg:x="2.2cm" svg:y="11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2" draw:layer="layout" svg:width="2cm" svg:height="0.7cm" svg:x="0.1cm" svg:y="12.15cm">
          <text:p text:style-name="P1"><text:span text:style-name="T1">ste</text:span><text:span text:style-name="T1">p 3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7cm" svg:height="2.1cm" svg:x="10.7cm" svg:y="11.501cm">
          <text:p text:style-name="P7"><text:span text:style-name="T3">G</text:span></text:p>
          <text:p text:style-name="P7"><text:span text:style-name="T3">R</text:span></text:p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4.9cm" svg:height="0.7cm" svg:x="2.7cm" svg:y="12.501cm">
          <text:p text:style-name="P1"><text:span text:style-name="T1">for </text:span><text:span text:style-name="T1">all </text:span><text:span text:style-name="T1">ed</text:span><text:span text:style-name="T1">j_</text:span><text:span text:style-name="T1">ed</text:span><text:span text:style-name="T1">g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0.7cm" svg:x="14.6cm" svg:y="7.701cm">
          <text:p text:style-name="P1"><text:span text:style-name="T1">pop()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6.2cm" svg:y1="8.101cm" svg:x2="17.8cm" svg:y2="8.101cm">
          <text:p/>
        </draw:line>
        <draw:custom-shape draw:style-name="gr7" draw:text-style-name="P4" draw:layer="layout" svg:width="0.7cm" svg:height="0.7cm" svg:x="17.8cm" svg:y="7.701cm">
          <text:p text:style-name="P3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cm" svg:height="0.7cm" svg:x="14.6cm" svg:y="8.501cm">
          <text:p text:style-name="P1"><text:span text:style-name="T1">visit P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cm" svg:height="0.7cm" svg:x="15.4cm" svg:y="9.901cm">
          <text:p text:style-name="P1"><text:span text:style-name="T1">push</text:span><text:span text:style-name="T1">(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cm" svg:height="0.7cm" svg:x="20.7cm" svg:y="9.401cm">
          <text:p text:style-name="P3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0.5cm" svg:height="2.999cm" svg:x="14.1cm" svg:y="7.7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2" draw:layer="layout" svg:width="2cm" svg:height="0.7cm" svg:x="12cm" svg:y="8.85cm">
          <text:p text:style-name="P1"><text:span text:style-name="T1">step 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0.7cm" svg:height="2.8cm" svg:x="22.6cm" svg:y="8.201cm">
          <text:p text:style-name="P7"><text:span text:style-name="T3">G</text:span></text:p>
          <text:p text:style-name="P7"><text:span text:style-name="T3">R</text:span></text:p>
          <text:p text:style-name="P7"><text:span text:style-name="T3">A</text:span></text:p>
          <text:p text:style-name="P7"><text:span text:style-name="T3">P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4.9cm" svg:height="0.7cm" svg:x="14.6cm" svg:y="9.201cm">
          <text:p text:style-name="P1"><text:span text:style-name="T1">f</text:span><text:span text:style-name="T1">o</text:span><text:span text:style-name="T1">r </text:span><text:span text:style-name="T1">a</text:span><text:span text:style-name="T1">ll </text:span><text:span text:style-name="T1">e</text:span><text:span text:style-name="T1">d</text:span><text:span text:style-name="T1">j</text:span><text:span text:style-name="T1">_</text:span><text:span text:style-name="T1">e</text:span><text:span text:style-name="T1">d</text:span><text:span text:style-name="T1">g</text:span><text:span text:style-name="T1">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0.7cm" svg:x="14.6cm" svg:y="10.901cm">
          <text:p text:style-name="P1"><text:span text:style-name="T1">pop()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6.2cm" svg:y1="11.301cm" svg:x2="17.8cm" svg:y2="11.301cm">
          <text:p/>
        </draw:line>
        <draw:custom-shape draw:style-name="gr7" draw:text-style-name="P4" draw:layer="layout" svg:width="0.7cm" svg:height="0.7cm" svg:x="17.8cm" svg:y="10.901cm">
          <text:p text:style-name="P3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cm" svg:height="0.7cm" svg:x="14.6cm" svg:y="11.701cm">
          <text:p text:style-name="P1"><text:span text:style-name="T1">visit H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cm" svg:height="0.7cm" svg:x="15.4cm" svg:y="13.101cm">
          <text:p text:style-name="P1"><text:span text:style-name="T1">push(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cm" svg:height="0.7cm" svg:x="20.7cm" svg:y="12.601cm"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0.5cm" svg:height="2.999cm" svg:x="14.1cm" svg:y="10.9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2" draw:layer="layout" svg:width="2cm" svg:height="0.7cm" svg:x="12cm" svg:y="12.05cm">
          <text:p text:style-name="P1"><text:span text:style-name="T1">s</text:span><text:span text:style-name="T1">t</text:span><text:span text:style-name="T1">e</text:span><text:span text:style-name="T1">p 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0.7cm" svg:height="3.5cm" svg:x="22.6cm" svg:y="11.401cm">
          <text:p text:style-name="P7"><text:span text:style-name="T3">G</text:span></text:p>
          <text:p text:style-name="P7"><text:span text:style-name="T3">R</text:span></text:p>
          <text:p text:style-name="P7"><text:span text:style-name="T3">A</text:span></text:p>
          <text:p text:style-name="P7"><text:span text:style-name="T3">P</text:span></text:p>
          <text:p text:style-name="P7"><text:span text:style-name="T3">H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4.9cm" svg:height="0.7cm" svg:x="14.6cm" svg:y="12.401cm">
          <text:p text:style-name="P1"><text:span text:style-name="T1">for all </text:span><text:span text:style-name="T1">edj_e</text:span><text:span text:style-name="T1">dg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3" svg:font-family="'Liberation Sans'" style:font-family-generic="swiss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3cm" fo:margin-right="1.2cm" fo:page-width="23.5cm" fo:page-height="15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1-01-03T17:56:56.523473963</dc:date>
    <meta:editing-duration>PT14H41M42S</meta:editing-duration>
    <meta:editing-cycles>127</meta:editing-cycles>
    <meta:generator>LibreOffice/6.4.6.2$Linux_X86_64 LibreOffice_project/40$Build-2</meta:generator>
    <meta:document-statistic meta:object-count="88"/>
  </office:meta>
</office:document-meta>
</file>